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P2" style:parent-style-name="Heading3" style:family="paragraph">
      <style:paragraph-properties fo:margin-top="0.25in" fo:margin-bottom="0.1666in"/>
      <style:text-properties style:font-name="Segoe UI" style:font-name-complex="Segoe UI" fo:color="#333333" fo:font-size="15pt" style:font-size-asian="15pt" style:font-size-complex="15pt"/>
    </style:style>
    <style:style style:name="P3" style:parent-style-name="NormalWeb" style:family="paragraph">
      <style:paragraph-properties fo:margin-top="0in" fo:margin-bottom="0in"/>
    </style:style>
    <style:style style:name="T4" style:parent-style-name="DefaultParagraphFont" style:family="text">
      <style:text-properties style:font-name="Segoe UI" style:font-name-complex="Segoe UI" fo:color="#333333"/>
    </style:style>
    <style:style style:name="T5" style:parent-style-name="apple-converted-space" style:family="text">
      <style:text-properties style:font-name="Segoe UI" style:font-name-complex="Segoe UI" fo:color="#333333"/>
    </style:style>
    <style:style style:name="T6" style:parent-style-name="HTMLCode" style:family="text">
      <style:text-properties style:font-name="Consolas" style:font-name-complex="Consolas" fo:color="#333333"/>
    </style:style>
    <style:style style:name="T7" style:parent-style-name="HTMLCode" style:family="text">
      <style:text-properties style:font-name="Consolas" style:font-name-complex="Consolas" fo:color="#333333"/>
    </style:style>
    <style:style style:name="T8" style:parent-style-name="apple-converted-space" style:family="text">
      <style:text-properties style:font-name="Segoe UI" style:font-name-complex="Segoe UI" fo:color="#333333"/>
    </style:style>
    <style:style style:name="T9" style:parent-style-name="DefaultParagraphFont" style:family="text">
      <style:text-properties style:font-name="Segoe UI" style:font-name-complex="Segoe UI" fo:color="#333333"/>
    </style:style>
    <style:style style:name="T10" style:parent-style-name="apple-converted-space" style:family="text">
      <style:text-properties style:font-name="Segoe UI" style:font-name-complex="Segoe UI" fo:color="#333333"/>
    </style:style>
    <style:style style:name="T11" style:parent-style-name="HTMLCode" style:family="text">
      <style:text-properties style:font-name="Consolas" style:font-name-complex="Consolas" fo:color="#333333"/>
    </style:style>
    <style:style style:name="T12" style:parent-style-name="DefaultParagraphFont" style:family="text">
      <style:text-properties style:font-name="Segoe UI" style:font-name-complex="Segoe UI" fo:color="#333333"/>
    </style:style>
    <style:style style:name="P13" style:parent-style-name="HTMLPreformatted" style:family="paragraph">
      <style:paragraph-properties fo:background-color="#F7F7F7"/>
      <style:text-properties style:font-name="Consolas" style:font-name-complex="Consolas" fo:color="#333333"/>
    </style:style>
    <style:style style:name="P14" style:parent-style-name="HTMLPreformatted" style:family="paragraph">
      <style:paragraph-properties fo:background-color="#F7F7F7"/>
    </style:style>
    <style:style style:name="T15" style:parent-style-name="DefaultParagraphFont" style:family="text">
      <style:text-properties style:font-name="Consolas" style:font-name-complex="Consolas" fo:color="#333333"/>
    </style:style>
    <style:style style:name="T16" style:parent-style-name="pl-c" style:family="text">
      <style:text-properties style:font-name="Consolas" style:font-name-complex="Consolas" fo:color="#969896"/>
    </style:style>
    <style:style style:name="P17" style:parent-style-name="HTMLPreformatted" style:family="paragraph">
      <style:paragraph-properties fo:background-color="#F7F7F7"/>
      <style:text-properties style:font-name="Consolas" style:font-name-complex="Consolas" fo:color="#333333"/>
    </style:style>
    <style:style style:name="P18" style:parent-style-name="HTMLPreformatted" style:family="paragraph">
      <style:paragraph-properties fo:background-color="#F7F7F7"/>
    </style:style>
    <style:style style:name="T19" style:parent-style-name="pl-c" style:family="text">
      <style:text-properties style:font-name="Consolas" style:font-name-complex="Consolas" fo:color="#969896"/>
    </style:style>
    <style:style style:name="P20" style:parent-style-name="HTMLPreformatted" style:family="paragraph">
      <style:paragraph-properties fo:background-color="#F7F7F7"/>
    </style:style>
    <style:style style:name="T21" style:parent-style-name="pl-c" style:family="text">
      <style:text-properties style:font-name="Consolas" style:font-name-complex="Consolas" fo:color="#969896"/>
    </style:style>
    <style:style style:name="P22" style:parent-style-name="HTMLPreformatted" style:family="paragraph">
      <style:paragraph-properties fo:background-color="#F7F7F7"/>
      <style:text-properties style:font-name="Consolas" style:font-name-complex="Consolas" fo:color="#333333"/>
    </style:style>
    <style:style style:name="P23" style:parent-style-name="HTMLPreformatted" style:family="paragraph">
      <style:paragraph-properties fo:background-color="#F7F7F7"/>
    </style:style>
    <style:style style:name="T24" style:parent-style-name="pl-c" style:family="text">
      <style:text-properties style:font-name="Consolas" style:font-name-complex="Consolas" fo:color="#969896"/>
    </style:style>
    <style:style style:name="P25" style:parent-style-name="HTMLPreformatted" style:family="paragraph">
      <style:paragraph-properties fo:background-color="#F7F7F7"/>
    </style:style>
    <style:style style:name="T26" style:parent-style-name="pl-c" style:family="text">
      <style:text-properties style:font-name="Consolas" style:font-name-complex="Consolas" fo:color="#969896"/>
    </style:style>
    <style:style style:name="P27" style:parent-style-name="HTMLPreformatted" style:family="paragraph">
      <style:paragraph-properties fo:background-color="#F7F7F7"/>
      <style:text-properties style:font-name="Consolas" style:font-name-complex="Consolas" fo:color="#333333"/>
    </style:style>
    <style:style style:name="P28" style:parent-style-name="HTMLPreformatted" style:family="paragraph">
      <style:paragraph-properties fo:background-color="#F7F7F7"/>
    </style:style>
    <style:style style:name="T29" style:parent-style-name="pl-c" style:family="text">
      <style:text-properties style:font-name="Consolas" style:font-name-complex="Consolas" fo:color="#969896"/>
    </style:style>
    <style:style style:name="P30" style:parent-style-name="NormalWeb" style:family="paragraph">
      <style:paragraph-properties fo:margin-top="0in" fo:margin-bottom="0.1666in"/>
      <style:text-properties style:font-name="Segoe UI" style:font-name-complex="Segoe UI" fo:color="#333333"/>
    </style:style>
    <style:style style:name="TableColumn32" style:family="table-column">
      <style:table-column-properties style:column-width="2.6708in"/>
    </style:style>
    <style:style style:name="TableColumn33" style:family="table-column">
      <style:table-column-properties style:column-width="6.5791in"/>
    </style:style>
    <style:style style:name="Table31" style:family="table">
      <style:table-properties style:width="9.25in" fo:margin-left="0in" table:align="left"/>
    </style:style>
    <style:style style:name="TableRow34" style:family="table-row">
      <style:table-row-properties/>
    </style:style>
    <style:style style:name="TableCell35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36" style:parent-style-name="Normal" style:family="paragraph">
      <style:paragraph-properties fo:text-align="center" fo:margin-bottom="0.1666in"/>
      <style:text-properties style:font-name="Segoe UI" style:font-name-complex="Segoe UI" fo:font-weight="bold" style:font-weight-asian="bold" style:font-weight-complex="bold" fo:color="#333333"/>
    </style:style>
    <style:style style:name="TableCell37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38" style:parent-style-name="Normal" style:family="paragraph">
      <style:paragraph-properties fo:text-align="center" fo:margin-bottom="0.1666in"/>
      <style:text-properties style:font-name="Segoe UI" style:font-name-complex="Segoe UI" fo:font-weight="bold" style:font-weight-asian="bold" style:font-weight-complex="bold" fo:color="#333333"/>
    </style:style>
    <style:style style:name="TableRow39" style:family="table-row">
      <style:table-row-properties/>
    </style:style>
    <style:style style:name="TableCell40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41" style:parent-style-name="Normal" style:family="paragraph">
      <style:paragraph-properties fo:margin-bottom="0.1666in"/>
      <style:text-properties style:font-name="Segoe UI" style:font-name-complex="Segoe UI" fo:color="#333333"/>
    </style:style>
    <style:style style:name="TableCell42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43" style:parent-style-name="Normal" style:family="paragraph">
      <style:paragraph-properties fo:margin-bottom="0in"/>
    </style:style>
    <style:style style:name="T44" style:parent-style-name="HTMLCode" style:family="text">
      <style:text-properties style:font-name="Consolas" style:font-name-asian="Calibri" style:font-name-complex="Consolas" fo:color="#333333"/>
    </style:style>
    <style:style style:name="TableRow45" style:family="table-row">
      <style:table-row-properties/>
    </style:style>
    <style:style style:name="TableCell46" style:family="table-cell">
      <style:table-cell-properties fo:border="0.0104in solid #DDDDDD" fo:background-color="#F8F8F8" style:writing-mode="lr-tb" style:vertical-align="middle" fo:padding-top="0.0625in" fo:padding-left="0.1354in" fo:padding-bottom="0.0625in" fo:padding-right="0.1354in"/>
    </style:style>
    <style:style style:name="P47" style:parent-style-name="Normal" style:family="paragraph">
      <style:text-properties style:font-name="Segoe UI" style:font-name-complex="Segoe UI" fo:color="#333333"/>
    </style:style>
    <style:style style:name="TableCell48" style:family="table-cell">
      <style:table-cell-properties fo:border="0.0104in solid #DDDDDD" fo:background-color="#F8F8F8" style:writing-mode="lr-tb" style:vertical-align="middle" fo:padding-top="0.0625in" fo:padding-left="0.1354in" fo:padding-bottom="0.0625in" fo:padding-right="0.1354in"/>
    </style:style>
    <style:style style:name="T49" style:parent-style-name="HTMLCode" style:family="text">
      <style:text-properties style:font-name="Consolas" style:font-name-asian="Calibri" style:font-name-complex="Consolas" fo:color="#333333"/>
    </style:style>
    <style:style style:name="TableRow50" style:family="table-row">
      <style:table-row-properties/>
    </style:style>
    <style:style style:name="TableCell51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52" style:parent-style-name="Normal" style:family="paragraph">
      <style:text-properties style:font-name="Segoe UI" style:font-name-complex="Segoe UI" fo:color="#333333"/>
    </style:style>
    <style:style style:name="TableCell53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T54" style:parent-style-name="HTMLCode" style:family="text">
      <style:text-properties style:font-name="Consolas" style:font-name-asian="Calibri" style:font-name-complex="Consolas" fo:color="#333333"/>
    </style:style>
    <style:style style:name="TableRow55" style:family="table-row">
      <style:table-row-properties/>
    </style:style>
    <style:style style:name="TableCell56" style:family="table-cell">
      <style:table-cell-properties fo:border="0.0104in solid #DDDDDD" fo:background-color="#F8F8F8" style:writing-mode="lr-tb" style:vertical-align="middle" fo:padding-top="0.0625in" fo:padding-left="0.1354in" fo:padding-bottom="0.0625in" fo:padding-right="0.1354in"/>
    </style:style>
    <style:style style:name="P57" style:parent-style-name="Normal" style:family="paragraph">
      <style:text-properties style:font-name="Segoe UI" style:font-name-complex="Segoe UI" fo:color="#333333"/>
    </style:style>
    <style:style style:name="TableCell58" style:family="table-cell">
      <style:table-cell-properties fo:border="0.0104in solid #DDDDDD" fo:background-color="#F8F8F8" style:writing-mode="lr-tb" style:vertical-align="middle" fo:padding-top="0.0625in" fo:padding-left="0.1354in" fo:padding-bottom="0.0625in" fo:padding-right="0.1354in"/>
    </style:style>
    <style:style style:name="T59" style:parent-style-name="HTMLCode" style:family="text">
      <style:text-properties style:font-name="Consolas" style:font-name-asian="Calibri" style:font-name-complex="Consolas" fo:color="#333333"/>
    </style:style>
    <style:style style:name="TableRow60" style:family="table-row">
      <style:table-row-properties/>
    </style:style>
    <style:style style:name="TableCell61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62" style:parent-style-name="Normal" style:family="paragraph">
      <style:text-properties style:font-name="Segoe UI" style:font-name-complex="Segoe UI" fo:color="#333333"/>
    </style:style>
    <style:style style:name="TableCell63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T64" style:parent-style-name="HTMLCode" style:family="text">
      <style:text-properties style:font-name="Consolas" style:font-name-asian="Calibri" style:font-name-complex="Consolas" fo:color="#333333"/>
    </style:style>
    <style:style style:name="TableRow65" style:family="table-row">
      <style:table-row-properties/>
    </style:style>
    <style:style style:name="TableCell66" style:family="table-cell">
      <style:table-cell-properties fo:border="0.0104in solid #DDDDDD" fo:background-color="#F8F8F8" style:writing-mode="lr-tb" style:vertical-align="middle" fo:padding-top="0.0625in" fo:padding-left="0.1354in" fo:padding-bottom="0.0625in" fo:padding-right="0.1354in"/>
    </style:style>
    <style:style style:name="P67" style:parent-style-name="Normal" style:family="paragraph">
      <style:text-properties style:font-name="Segoe UI" style:font-name-complex="Segoe UI" fo:color="#333333"/>
    </style:style>
    <style:style style:name="TableCell68" style:family="table-cell">
      <style:table-cell-properties fo:border="0.0104in solid #DDDDDD" fo:background-color="#F8F8F8" style:writing-mode="lr-tb" style:vertical-align="middle" fo:padding-top="0.0625in" fo:padding-left="0.1354in" fo:padding-bottom="0.0625in" fo:padding-right="0.1354in"/>
    </style:style>
    <style:style style:name="T69" style:parent-style-name="HTMLCode" style:family="text">
      <style:text-properties style:font-name="Consolas" style:font-name-asian="Calibri" style:font-name-complex="Consolas" fo:color="#333333"/>
    </style:style>
    <style:style style:name="TableRow70" style:family="table-row">
      <style:table-row-properties/>
    </style:style>
    <style:style style:name="TableCell71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P72" style:parent-style-name="Normal" style:family="paragraph">
      <style:text-properties style:font-name="Segoe UI" style:font-name-complex="Segoe UI" fo:color="#333333"/>
    </style:style>
    <style:style style:name="TableCell73" style:family="table-cell">
      <style:table-cell-properties fo:border="0.0104in solid #DDDDDD" fo:background-color="#FFFFFF" style:writing-mode="lr-tb" style:vertical-align="middle" fo:padding-top="0.0625in" fo:padding-left="0.1354in" fo:padding-bottom="0.0625in" fo:padding-right="0.1354in"/>
    </style:style>
    <style:style style:name="T74" style:parent-style-name="HTMLCode" style:family="text">
      <style:text-properties style:font-name="Consolas" style:font-name-asian="Calibri" style:font-name-complex="Consolas" fo:color="#333333"/>
    </style:style>
    <style:style style:name="TableRow75" style:family="table-row">
      <style:table-row-properties/>
    </style:style>
    <style:style style:name="TableCell76" style:family="table-cell">
      <style:table-cell-properties fo:border="0.0104in solid #DDDDDD" fo:background-color="#F8F8F8" style:writing-mode="lr-tb" style:vertical-align="middle" fo:padding-top="0.0625in" fo:padding-left="0.1354in" fo:padding-bottom="0.0625in" fo:padding-right="0.1354in"/>
    </style:style>
    <style:style style:name="P77" style:parent-style-name="Normal" style:family="paragraph">
      <style:text-properties style:font-name="Segoe UI" style:font-name-complex="Segoe UI" fo:color="#333333"/>
    </style:style>
    <style:style style:name="TableCell78" style:family="table-cell">
      <style:table-cell-properties fo:border="0.0104in solid #DDDDDD" fo:background-color="#F8F8F8" style:writing-mode="lr-tb" style:vertical-align="middle" fo:padding-top="0.0625in" fo:padding-left="0.1354in" fo:padding-bottom="0.0625in" fo:padding-right="0.1354in"/>
    </style:style>
    <style:style style:name="T79" style:parent-style-name="HTMLCode" style:family="text">
      <style:text-properties style:font-name="Consolas" style:font-name-asian="Calibri" style:font-name-complex="Consolas" fo:color="#333333"/>
    </style:style>
    <style:style style:name="P80" style:parent-style-name="Normal" style:family="paragraph">
      <style:paragraph-properties style:vertical-align="auto" fo:margin-top="0.0833in" fo:margin-bottom="0.1562in" fo:line-height="100%" fo:background-color="#14141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1" style:parent-style-name="DefaultParagraphFont" style:family="text">
      <style:text-properties style:font-name="Consolas" style:font-name-asian="Times New Roman" style:font-name-complex="Consolas" fo:color="#FFFFFF" fo:font-size="10pt" style:font-size-asian="10pt" style:font-size-complex="10pt" style:language-asian="en" style:country-asian="GB"/>
    </style:style>
    <style:style style:name="T82" style:parent-style-name="DefaultParagraphFont" style:family="text">
      <style:text-properties style:font-name="Consolas" style:font-name-asian="Times New Roman" style:font-name-complex="Consolas" fo:color="#919E6B" fo:font-size="10pt" style:font-size-asian="10pt" style:font-size-complex="10pt" style:language-asian="en" style:country-asian="GB"/>
    </style:style>
    <style:style style:name="T83" style:parent-style-name="DefaultParagraphFont" style:family="text">
      <style:text-properties style:font-name="Consolas" style:font-name-asian="Times New Roman" style:font-name-complex="Consolas" fo:color="#FFFFFF" fo:font-size="10pt" style:font-size-asian="10pt" style:font-size-complex="10pt" style:language-asian="en" style:country-asian="GB"/>
    </style:style>
    <style:style style:name="T84" style:parent-style-name="DefaultParagraphFont" style:family="text">
      <style:text-properties style:font-name="Consolas" style:font-name-asian="Times New Roman" style:font-name-complex="Consolas" fo:color="#919E6B" fo:font-size="10pt" style:font-size-asian="10pt" style:font-size-complex="10pt" style:language-asian="en" style:country-asian="GB"/>
    </style:style>
    <style:style style:name="T85" style:parent-style-name="DefaultParagraphFont" style:family="text">
      <style:text-properties style:font-name="Consolas" style:font-name-asian="Times New Roman" style:font-name-complex="Consolas" fo:color="#FFFFFF" fo:font-size="10pt" style:font-size-asian="10pt" style:font-size-complex="10pt" style:language-asian="en" style:country-asian="GB"/>
    </style:style>
    <style:style style:name="T86" style:parent-style-name="DefaultParagraphFont" style:family="text">
      <style:text-properties style:font-name="Consolas" style:font-name-asian="Times New Roman" style:font-name-complex="Consolas" fo:color="#919E6B" fo:font-size="10pt" style:font-size-asian="10pt" style:font-size-complex="10pt" style:language-asian="en" style:country-asian="GB"/>
    </style:style>
    <style:style style:name="T87" style:parent-style-name="DefaultParagraphFont" style:family="text">
      <style:text-properties style:font-name="Consolas" style:font-name-asian="Times New Roman" style:font-name-complex="Consolas" fo:color="#FFFFFF" fo:font-size="10pt" style:font-size-asian="10pt" style:font-size-complex="10pt" style:language-asian="en" style:country-asian="GB"/>
    </style:style>
    <style:style style:name="P88" style:parent-style-name="Normal" style:family="paragraph">
      <style:paragraph-properties style:vertical-align="auto" fo:margin-top="0.0833in" fo:margin-bottom="0.1562in" fo:line-height="100%" fo:background-color="#14141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9" style:parent-style-name="DefaultParagraphFont" style:family="text">
      <style:text-properties style:font-name="Consolas" style:font-name-asian="Times New Roman" style:font-name-complex="Consolas" fo:color="#FFFFFF" fo:font-size="10pt" style:font-size-asian="10pt" style:font-size-complex="10pt" style:language-asian="en" style:country-asian="GB"/>
    </style:style>
    <style:style style:name="T90" style:parent-style-name="DefaultParagraphFont" style:family="text">
      <style:text-properties style:font-name="Consolas" style:font-name-asian="Times New Roman" style:font-name-complex="Consolas" fo:color="#919E6B" fo:font-size="10pt" style:font-size-asian="10pt" style:font-size-complex="10pt" style:language-asian="en" style:country-asian="GB"/>
    </style:style>
    <style:style style:name="T91" style:parent-style-name="DefaultParagraphFont" style:family="text">
      <style:text-properties style:font-name="Consolas" style:font-name-asian="Times New Roman" style:font-name-complex="Consolas" fo:color="#FFFFFF" fo:font-size="10pt" style:font-size-asian="10pt" style:font-size-complex="10pt" style:language-asian="en" style:country-asian="GB"/>
    </style:style>
    <style:style style:name="T92" style:parent-style-name="DefaultParagraphFont" style:family="text">
      <style:text-properties style:font-name="Consolas" style:font-name-asian="Times New Roman" style:font-name-complex="Consolas" fo:color="#919E6B" fo:font-size="10pt" style:font-size-asian="10pt" style:font-size-complex="10pt" style:language-asian="en" style:country-asian="GB"/>
    </style:style>
    <style:style style:name="T93" style:parent-style-name="DefaultParagraphFont" style:family="text">
      <style:text-properties style:font-name="Consolas" style:font-name-asian="Times New Roman" style:font-name-complex="Consolas" fo:color="#FFFFFF" fo:font-size="10pt" style:font-size-asian="10pt" style:font-size-complex="10pt" style:language-asian="en" style:country-asian="GB"/>
    </style:style>
  </office:automatic-styles>
  <office:body>
    <office:text text:use-soft-page-breaks="true">
      <text:h text:style-name="P1" text:outline-level="1">Angular 2 Material</text:h>
      <text:p text:style-name="Normal"/>
      <text:p text:style-name="Normal">Getting started</text:p>
      <text:p text:style-name="Normal"><text:a xlink:href="https://material.angular.io/guide/getting-started" office:target-frame-name="_top" xlink:show="replace"><text:span text:style-name="Hyperlink">https://material.angular.io/guide/getting-started</text:span></text:a></text:p>
      <text:p text:style-name="Normal">https://progblog.io/Angular-2-Tutorial-Create-an-App-With-Angular-CLI-and-Angular-Material-Design/</text:p>
      <text:p text:style-name="Normal"/>
      <text:p text:style-name="Normal">angular-cli</text:p>
      <text:p text:style-name="Normal"><text:a xlink:href="https://cli.angular.io/" office:target-frame-name="_top" xlink:show="replace"><text:span text:style-name="Hyperlink">https://cli.angular.io/</text:span></text:a></text:p>
      <text:p text:style-name="Normal"/>
      <text:h text:style-name="P2" text:outline-level="3">Generating Components, Directives, Pipes and Services</text:h>
      <text:p text:style-name="P3"><text:span text:style-name="T4">You can use the</text:span><text:span text:style-name="T5"> </text:span><text:span text:style-name="T6">ng gener</text:span><text:span text:style-name="T7">ate</text:span><text:span text:style-name="T8"> </text:span><text:span text:style-name="T9">(or just</text:span><text:span text:style-name="T10"> </text:span><text:span text:style-name="T11">ng g</text:span><text:span text:style-name="T12">) command to generate Angular components:</text:span></text:p>
      <text:p text:style-name="P13">ng generate component my-new-component</text:p>
      <text:p text:style-name="P14"><text:span text:style-name="T15">ng g component my-new-component<text:s/></text:span><text:span text:style-name="T16"># using the alias</text:span></text:p>
      <text:p text:style-name="P17"/>
      <text:p text:style-name="P18"><text:span text:style-name="T19"># components support relative path generation</text:span></text:p>
      <text:p text:style-name="P20"><text:span text:style-name="T21"># if in the directory src/app/feature/ and you run</text:span></text:p>
      <text:p text:style-name="P22">ng g component new-cmp</text:p>
      <text:p text:style-name="P23"><text:span text:style-name="T24"># your component will be generated in src/app/feature/new-cmp</text:span></text:p>
      <text:p text:style-name="P25"><text:span text:style-name="T26"># but if you were to run</text:span></text:p>
      <text:p text:style-name="P27">ng g component ../newer-cmp</text:p>
      <text:p text:style-name="P28"><text:span text:style-name="T29"># your component will be generated in src/app/newer-cmp</text:span></text:p>
      <text:p text:style-name="P30">You can find all possible blueprints in the table below:</text:p>
      <table:table table:style-name="Table31">
        <table:table-columns>
          <table:table-column table:style-name="TableColumn32"/>
          <table:table-column table:style-name="TableColumn33"/>
        </table:table-columns>
        <table:table-header-rows>
          <table:table-row table:style-name="TableRow34">
            <table:table-cell table:style-name="TableCell35">
              <text:p text:style-name="P36">Scaffold</text:p>
            </table:table-cell>
            <table:table-cell table:style-name="TableCell37">
              <text:p text:style-name="P38">Usage</text:p>
            </table:table-cell>
          </table:table-row>
        </table:table-header-rows>
        <table:table-row table:style-name="TableRow39">
          <table:table-cell table:style-name="TableCell40">
            <text:p text:style-name="P41">Component</text:p>
          </table:table-cell>
          <table:table-cell table:style-name="TableCell42">
            <text:p text:style-name="P43"><text:span text:style-name="T44">ng g component my-new-component</text:span></text:p>
          </table:table-cell>
        </table:table-row>
        <table:table-row table:style-name="TableRow45">
          <table:table-cell table:style-name="TableCell46">
            <text:p text:style-name="P47">Directive</text:p>
          </table:table-cell>
          <table:table-cell table:style-name="TableCell48">
            <text:p text:style-name="Normal"><text:span text:style-name="T49">ng g directive my-new-directive</text:span></text:p>
          </table:table-cell>
        </table:table-row>
        <table:table-row table:style-name="TableRow50">
          <table:table-cell table:style-name="TableCell51">
            <text:p text:style-name="P52">Pipe</text:p>
          </table:table-cell>
          <table:table-cell table:style-name="TableCell53">
            <text:p text:style-name="Normal"><text:span text:style-name="T54">ng g pipe my-new-pipe</text:span></text:p>
          </table:table-cell>
        </table:table-row>
        <table:table-row table:style-name="TableRow55">
          <table:table-cell table:style-name="TableCell56">
            <text:p text:style-name="P57">Service</text:p>
          </table:table-cell>
          <table:table-cell table:style-name="TableCell58">
            <text:p text:style-name="Normal"><text:span text:style-name="T59">ng g service my-new-service</text:span></text:p>
          </table:table-cell>
        </table:table-row>
        <table:table-row table:style-name="TableRow60">
          <table:table-cell table:style-name="TableCell61">
            <text:p text:style-name="P62">Class</text:p>
          </table:table-cell>
          <table:table-cell table:style-name="TableCell63">
            <text:p text:style-name="Normal"><text:span text:style-name="T64">ng g class my-new-class</text:span></text:p>
          </table:table-cell>
        </table:table-row>
        <table:table-row table:style-name="TableRow65">
          <table:table-cell table:style-name="TableCell66">
            <text:p text:style-name="P67">Interface</text:p>
          </table:table-cell>
          <table:table-cell table:style-name="TableCell68">
            <text:p text:style-name="Normal"><text:span text:style-name="T69">ng g interface my-new-interface</text:span></text:p>
          </table:table-cell>
        </table:table-row>
        <table:table-row table:style-name="TableRow70">
          <table:table-cell table:style-name="TableCell71">
            <text:p text:style-name="P72">Enum</text:p>
          </table:table-cell>
          <table:table-cell table:style-name="TableCell73">
            <text:p text:style-name="Normal"><text:span text:style-name="T74">ng g enum my-new-enum</text:span></text:p>
          </table:table-cell>
        </table:table-row>
        <table:table-row table:style-name="TableRow75">
          <table:table-cell table:style-name="TableCell76">
            <text:p text:style-name="P77">Module</text:p>
          </table:table-cell>
          <table:table-cell table:style-name="TableCell78">
            <text:p text:style-name="Normal"><text:span text:style-name="T79">ng g module my-module</text:span></text:p>
          </table:table-cell>
        </table:table-row>
      </table:table>
      <text:p text:style-name="Normal"/>
      <text:p text:style-name="Normal"/>
      <text:h text:style-name="Heading1" text:outline-level="1">Running App<text:s/></text:h>
      <text:p text:style-name="Normal">npm start</text:p>
      <text:p text:style-name="Normal"/>
      <text:p text:style-name="Normal">Updating all dependencies<text:s/></text:p>
      <text:p text:style-name="P80"><text:span text:style-name="T81">npm install<text:s/></text:span><text:span text:style-name="T82">-</text:span><text:span text:style-name="T83">g npm</text:span><text:span text:style-name="T84">-</text:span><text:span text:style-name="T85">check</text:span><text:span text:style-name="T86">-</text:span><text:span text:style-name="T87">updates</text:span></text:p>
      <text:p text:style-name="P88"><text:span text:style-name="T89">npm</text:span><text:span text:style-name="T90">-</text:span><text:span text:style-name="T91">check</text:span><text:span text:style-name="T92">-</text:span><text:span text:style-name="T93">updates</text:span></text:p>
      <text:p text:style-name="Normal">shows updates without changing anything<text:s/></text:p>
      <text:p text:style-name="Normal">To update run<text:s/></text:p>
      <text:p text:style-name="Normal">npm-check-update<text:s/>–u</text:p>
      <text:p text:style-name="Normal">or nc<text:s/></text:p>
      <text:p text:style-name="Normal">nc -u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apple-converted-space" style:display-name="apple-converted-space" style:family="text" style:parent-style-name="DefaultParagraphFont"/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l-c" style:display-name="pl-c" style:family="text" style:parent-style-name="DefaultParagraphFont"/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token" style:display-name="toke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enzel</meta:initial-creator>
    <dc:creator>wenzel</dc:creator>
    <meta:creation-date>2017-02-16T13:00:00Z</meta:creation-date>
    <dc:date>2017-03-04T08:04:00Z</dc:date>
    <meta:template xlink:href="Normal.dotm" xlink:type="simple"/>
    <meta:editing-cycles>4</meta:editing-cycles>
    <meta:editing-duration>PT13560S</meta:editing-duration>
    <meta:document-statistic meta:page-count="1" meta:paragraph-count="2" meta:word-count="208" meta:character-count="1396" meta:row-count="9" meta:non-whitespace-character-count="1190"/>
  </office:meta>
</office:document-meta>
</file>